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755cm"/>
    </style:style>
    <style:style style:name="pr2" style:family="presentation" style:parent-style-name="Default-subtitle">
      <style:graphic-properties draw:fill-color="#ffffff" fo:min-height="11.629cm"/>
    </style:style>
    <style:style style:name="pr3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299cm" svg:height="2.755cm" svg:x="1.35cm" svg:y="0.842cm" presentation:class="title" presentation:placeholder="true">
          <draw:text-box/>
        </draw:frame>
        <draw:frame presentation:style-name="pr2" draw:layer="layout" svg:width="24.299cm" svg:height="11.629cm" svg:x="1.35cm" svg:y="4.3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9.294cm" svg:height="6.195cm" svg:x="1cm" svg:y="2.823cm" draw:page-number="1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7T15:38:51.29</meta:creation-date>
    <meta:editing-duration>PT00H02M25S</meta:editing-duration>
    <meta:editing-cycles>2</meta:editing-cycles>
    <dc:date>2009-06-17T15:40:50.35</dc:date>
    <meta:document-statistic meta:object-count="25"/>
    <meta:generator>OpenOffice.org/3.0$Win32 OpenOffice.org_project/300m15$Build-9379</meta:generator>
  </office:meta>
</office:document-meta>
</file>